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imados Gabriel Eirea y Miguel Barreto,</text:p>
      <text:p text:style-name="Standard"/>
      <text:p text:style-name="Standard"><text:tab/>Por la presente, el grupo de proyecto de fin de carrera uQuad! solicita la adjudicación de 4 semanas de prórroga en la entrega del proyecto por las siguientes razones:</text:p>
      <text:list xml:id="list244028340" text:style-name="L1">
        <text:list-header>
          <text:p text:style-name="P1"/>
        </text:list-header>
        <text:list-item>
          <text:p text:style-name="P1">Se realizaron importaciones de último momento para reparar averías, que tomaron más tiempo del previsto</text:p>
        </text:list-item>
        <text:list-item>
          <text:p text:style-name="P1">Problemas internos al grupo provocaron la renuncia de uno de los integrantes, lo cual implicó la redistribución de las tareas asignadas al mismo, sobrecargando al resto del equipo.</text:p>
        </text:list-item>
        <text:list-item>
          <text:p text:style-name="P1">El tiempo de testeo y ajuste de los algoritmos es mayor al previsto, estando sujetos a condiciones del tiempo para las pruebas al aire libre.</text:p>
        </text:list-item>
      </text:list>
      <text:p text:style-name="Standard"/>
      <text:p text:style-name="Standard"/>
      <text:p text:style-name="Standard"><text:tab/>El plan para el tiempo restante es el siguiente:</text:p>
      <text:p text:style-name="Standard"/>
      <text:list xml:id="list955392352" text:style-name="L3">
        <text:list-item>
          <text:p text:style-name="P2">Recibir la <text:s/>electrónica importada:</text:p>
          <text:list>
            <text:list-item>
              <text:p text:style-name="P2"><text:span text:style-name="T1">2 semanas</text:span>: Diseñar e implementar un circuito que permita el switcheo entre control manual y automático, e integrarlo al sistema actual.</text:p>
            </text:list-item>
            <text:list-item>
              <text:p text:style-name="P2"><text:span text:style-name="T1">1 semana</text:span>: Reparar el primer cuadrícoptero, dejando un segundo equipo funcional.</text:p>
            </text:list-item>
          </text:list>
        </text:list-item>
        <text:list-item>
          <text:p text:style-name="P2"><text:span text:style-name="T1">1 semana</text:span>: Resolver problemas de tiempos a nivel del sistema operativo que corre en el cuadrícoptero. El algoritmo de control actual no tiene un período estable, ya que a veces el sistema operativo lo ignora por intervalos de tiempo mucho mayor a lo aceptable (del orden de 1 segundo, en un loop que normalmente corre a 10ms).</text:p>
        </text:list-item>
        <text:list-item>
          <text:p text:style-name="P2"><text:span text:style-name="T1">1 semana</text:span>: Terminar de probar el algoritmo de control en interiores, simulando el GPS mediante datos sintéticos.</text:p>
        </text:list-item>
        <text:list-item>
          <text:p text:style-name="P2"><text:span text:style-name="T1">2 semanas</text:span>: Armar un sistema de pruebas a cielo abierto, de movilidad limitada, que permita evaluar la performance del algoritmo de control y resolver posibles problemas, sin dañar el cuadricóptero en el proceso.</text:p>
        </text:list-item>
        <text:list-item>
          <text:p text:style-name="P2"><text:span text:style-name="T1">1 semana</text:span>: Terminar la documentación.</text:p>
          <text:p text:style-name="P2"/>
        </text:list-item>
      </text:list>
      <text:p text:style-name="Standard"/>
      <text:p text:style-name="Standard">Firmas de los integrantes del grupo:</text:p>
      <text:p text:style-name="Standard"/>
      <text:p text:style-name="Standard"><text:tab/>_____________________<text:tab/>_____________________<text:tab/>_____________________</text:p>
      <text:p text:style-name="Standard"/>
      <text:p text:style-name="Standard"><text:tab/> <text:s text:c="5"/>Santiago Paternain<text:tab/> <text:s text:c="9"/>Rodrigo Rosa<text:tab/> <text:s text:c="8"/><text:tab/> <text:s text:c="7"/>Matías Tailanián</text:p>
      <text:p text:style-name="Standard"/>
      <text:p text:style-name="Standard"/>
      <text:p text:style-name="Standard">Firma del tutor:</text:p>
      <text:p text:style-name="Standard"/>
      <text:p text:style-name="Standard"><text:tab/>_____________________</text:p>
      <text:p text:style-name="Standard"/>
      <text:p text:style-name="Standard"><text:tab/> <text:s text:c="8"/>Rafael Canett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est </meta:initial-creator>
    <meta:creation-date>2012-04-09T17:06:17</meta:creation-date>
    <dc:date>2012-04-09T19:54:51</dc:date>
    <dc:creator>rrosa </dc:creator>
    <meta:editing-duration>PT33M37S</meta:editing-duration>
    <meta:editing-cycles>3</meta:editing-cycles>
    <meta:generator>LibreOffice/3.3$Unix LibreOffice_project/330m19$Build-401</meta:generator>
    <meta:document-statistic meta:table-count="0" meta:image-count="0" meta:object-count="0" meta:page-count="1" meta:paragraph-count="19" meta:word-count="291" meta:character-count="1870"/>
  </office:meta>
</office:document-meta>
</file>